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333333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d8ce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3838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2a6099"/>
      <style:text-properties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fo:background-color="#ffffd7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a6a6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Numb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</table:table>
      <table:table table:name="lett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6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6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6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6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6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9:19:22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08:19:48.123000000</meta:creation-date>
    <dc:date>2021-04-14T09:20:23.713000000</dc:date>
    <meta:editing-duration>PT6H59M51S</meta:editing-duration>
    <meta:editing-cycles>28</meta:editing-cycles>
    <meta:generator>LibreOffice/7.1.1.2$Windows_X86_64 LibreOffice_project/fe0b08f4af1bacafe4c7ecc87ce55bb426164676</meta:generator>
    <meta:document-statistic meta:table-count="2" meta:cell-count="1750" meta:object-count="0"/>
  </office:meta>
</office:document-meta>
</file>